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Hack" style:text-underline-style="solid" style:text-underline-width="auto" style:text-underline-color="font-color"/>
    </style:style>
    <style:style style:name="P2" style:family="paragraph" style:parent-style-name="Standard">
      <style:text-properties style:font-name="Hack" style:text-underline-style="solid" style:text-underline-width="auto" style:text-underline-color="font-color" officeooo:paragraph-rsid="00378915"/>
    </style:style>
    <style:style style:name="P3" style:family="paragraph" style:parent-style-name="Standard">
      <style:text-properties style:font-name="Hack" style:text-underline-style="none"/>
    </style:style>
    <style:style style:name="P4" style:family="paragraph" style:parent-style-name="Standard">
      <style:text-properties style:font-name="Hack" style:text-underline-style="none" officeooo:paragraph-rsid="00339263"/>
    </style:style>
    <style:style style:name="P5" style:family="paragraph" style:parent-style-name="Standard">
      <style:text-properties style:font-name="Hack" style:text-underline-style="none" officeooo:paragraph-rsid="00387b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row and Arrow2 Usage Guide and Notation</text:p>
      <text:p text:style-name="P3"/>
      <text:p text:style-name="P1">What is Arrow About?</text:p>
      <text:p text:style-name="P1"/>
      <text:p text:style-name="P3">The aim with Arrow was to make a super lightweight, easy to modify and easy to use text editor with all the functionality of a normal text editor packed into it like one would expect. This means the programming behind it is quite simple and easy to base something off or customise, and the entire thing is featherweight and takes no system resources it does not require. It is small, quick, intuitive and easy to make your own.</text:p>
      <text:p text:style-name="P3"/>
      <text:p text:style-name="P1">What is the Difference Between Arrow and Arrow2?</text:p>
      <text:p text:style-name="P1"/>
      <text:p text:style-name="P3">Arrow is the original project and has had a lot put into it. It is written in python 3 and bash shell, with the main part of the program being entirely python. The gui is built using tkinter and is a bit more feature-rich and graphical than its alternative, Arrow2, and you can just run it after the install like a normal program instead of having to allow it to build itself first.</text:p>
      <text:p text:style-name="P3"/>
      <text:p text:style-name="P3">Arrow2 is the alternative version of Arrow, and is similarly written in python 3 and bash shell. However, unlike Arrow, the amount of bash and python are pretty even when it comes to the core of the program. </text:p>
      <text:p text:style-name="P3">Arrow2 also uses kivy for the gui instead of tkinter. Both Arrow and Arrow2 are effectively the same program, but they each have an entirely different script running at their core. Arrow is currently the more graphical version, but Arrow2 is slightly more lightweight and uses kivy instead of tkinter.</text:p>
      <text:p text:style-name="P3"/>
      <text:p text:style-name="P1">How do I use Either of Them?</text:p>
      <text:p text:style-name="P1"/>
      <text:p text:style-name="P3">Currently, for both applications, if you are on an Arch or Ubuntu based distribution the installer will have the installation process covered for you. You just need to let it do its thing and it will sort out all the stuff the program needs to run.</text:p>
      <text:p text:style-name="P3"/>
      <text:p text:style-name="P3">With Arrow the installer is the only thing you need to run in order to get it to work. However, with Arrow2, the first time you run the program it will not launch, and will instead “build itself.” This basically just means that the main components will have a kivy virtual environment set up for them automatically so the they can actually work. After that process has done you shouldn’t ever have to do it again and can launch the program in a normal fashion.</text:p>
      <text:p text:style-name="P3"/>
      <text:p text:style-name="P3">The only clutter left behind by Arrow is a script in Downloads called “delete-this” and the only clutter left by Arrow2 is the zip you <text:soft-page-break/>downloaded from github and the extracted contents from it, again in Downloads. All of these can be deleted after the installation.</text:p>
      <text:p text:style-name="P3"/>
      <text:p text:style-name="P3">To use the actual interface of Arrow and Arrow2 it is very simple, with there not really being that many features. For Arrow, there is the save and open buttons in the top left corner, that allow for opening an existing file and saving what’s currently in the text box to a file. To quick save (without save as) in Arrow, it is the downward facing triangle in the top right corner. To change settings, click the gear in the top right corner, and ajust accordingly. When you are finished, click the “exit” button. In Arrow2, enter the location of the file in the left-hand box at the top, and then enter the name of the actual file (including the file suffix if it has one) into the right-hand box. An example would be if there was a file called test.py in /home/&lt;user&gt;/Documents, to open it you would enter “/home/&lt;user&gt;/Documents” in the top left-hand box, and “test.py” in the top right-hand box. Once you have entered the information, click “Open” to open whatever is in that file, and “Save” to overwrite that file with whatever is in the text box.</text:p>
      <text:p text:style-name="P3"/>
      <text:p text:style-name="P1">How do I edit the code in Arrow?</text:p>
      <text:p text:style-name="P1"/>
      <text:p text:style-name="P3">In arrow, the main components are in a folder called “arrow_main” in /usr/bin, and the initiator for the program is a shell script called “arrow” in /usr/bin. The uninstall script is also in /usr/bin, under the name “arrow-uninstall”. The only other part of the application is located in /usr/share/applications, and is a file called “Arrow.desktop” which is basically just what puts the application on your application launcher.</text:p>
      <text:p text:style-name="P3"/>
      <text:p text:style-name="P3">The process of starting the program goes as follows: the initiator is executed either by typing “arrow” into the terminal, or by clicking the launcher in your menu, which then activates a python script inside arrow_main called “main.py” which then uses another script in arrow_main called “filedialog.py” for some of its functionality, but by itself is the creator of the main gui. filedialog is a part of tkinter and is not written by us. There was trouble finding a way to actually get filedialog onto a system in the installer and so it was decided the best way to get it as part of the program was to include the source code. Inside arrow_main there is also the icon for the desktop launcher to use. If you change out the icon out for something with the same name it will still work.</text:p>
      <text:p text:style-name="P3"/>
      <text:p text:style-name="P3">Inside main.py you will find all the elements of the gui, with helpful annotation in the form of comments to tell you what most of it does.</text:p>
      <text:p text:style-name="P3"/>
      <text:p text:style-name="P1">How do I edit the contents of Arrow2?</text:p>
      <text:p text:style-name="P3"><text:soft-page-break/>The main components of Arrow2 are in /usr/bin/arrow2_main, the initiator is in /usr/bin under the name “arrow2”, the uninstall script is in /usr/bin under the name “arrow2-uninstall” and the desktop launcher is in /usr/share/applications. The spread of its files is relatively the same as Arrow, and the only significant difference is what goes on within arrow2_main.</text:p>
      <text:p text:style-name="P3"/>
      <text:p text:style-name="P3">The process of starting the program goes as follows: The initiator is executed either by entering “arrow2” into the terminal or clicking it in your application launcher. The initiator then executes a script in arrow2_main called “start”. The start program reads a text file called “q-build” to see if the contents are either a 1 or a 0 (0 by default). If the contents of q-build are 0, instead of launching the main python script, it activates a script called “build” which sets up arrow2_main as a virtual environment for kivy, and then sets the contents of q-build to 1. If the contents of q-build are 1, the start script activates a python script called “kivyscript.py” which is where the gui is made. kivyscript.py has some requirements in a python script called “goat.py” but by itself creates the whole gui.</text:p>
      <text:p text:style-name="P3"/>
      <text:p text:style-name="P3">The contents of kivyscript.py are less annotated then with “main.py” in Arrow, but that is just because there is less to it.</text:p>
      <text:p text:style-name="P3"/>
      <text:p text:style-name="P1">How do I Install Arrow if my Distribution is not Based on Ubuntu or Arch?</text:p>
      <text:p text:style-name="P1"/>
      <text:p text:style-name="P3">1. Make sure you have Python 3 installed.</text:p>
      <text:p text:style-name="P3"/>
      <text:p text:style-name="P3">2. Make sure you have tkinter for Python 3 installed.</text:p>
      <text:p text:style-name="P3"/>
      <text:p text:style-name="P3">3. Move the folder “arrow_main” from within the contents of the extracted zip to /usr/bin</text:p>
      <text:p text:style-name="P3"/>
      <text:p text:style-name="P4">4. Move the shell script “arrow” from within the contents of the extracted zip to /usr/bin</text:p>
      <text:p text:style-name="P4"/>
      <text:p text:style-name="P4">5. Move the shell script “arrow-uninstall” from within the contents of the extracted zip to /usr/bin</text:p>
      <text:p text:style-name="P4"/>
      <text:p text:style-name="P4">6. Move the desktop file “Arrow.desktop” from within the contents of the extracted zip to /usr/share/applications</text:p>
      <text:p text:style-name="P4"/>
      <text:p text:style-name="P4">7. make “arrow”, “arrow-uninstall” and “Arrow.desktop”executable in their new locations.</text:p>
      <text:p text:style-name="P4"/>
      <text:p text:style-name="P4">8. Installation is now complete.</text:p>
      <text:p text:style-name="P4"/>
      <text:p text:style-name="P2"><text:soft-page-break/>How do I Install Arrow2 if my Distribution is not Based on Ubuntu or Arch?</text:p>
      <text:p text:style-name="P2"/>
      <text:p text:style-name="P5">1. Make sure you have Python 3 installed.</text:p>
      <text:p text:style-name="P5"/>
      <text:p text:style-name="P5">2. Make sure you have pip for Python 3 installed.</text:p>
      <text:p text:style-name="P5"/>
      <text:p text:style-name="P5">3. Move the folder “arrow2_main” from within the contents of the extracted zip to /usr/bin</text:p>
      <text:p text:style-name="P5"/>
      <text:p text:style-name="P5">4. Move the shell script “arrow2” from within the contents of the extracted zip to /usr/bin</text:p>
      <text:p text:style-name="P5"/>
      <text:p text:style-name="P5">5. Move the shell script “arrow2-uninstall” from within the contents of the extracted zip to /usr/bin</text:p>
      <text:p text:style-name="P5"/>
      <text:p text:style-name="P5">6. Move the desktop file “Arrow2.desktop” from within the contents of the extracted zip to /usr/share/applications</text:p>
      <text:p text:style-name="P5"/>
      <text:p text:style-name="P5">7. make “arrow2”, “arrow2-uninstall” and “Arrow2.desktop”executable in their new locations.</text:p>
      <text:p text:style-name="P5"/>
      <text:p text:style-name="P5">8. Installation is now complet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4T16:39:11.946400076</meta:creation-date>
    <dc:date>2021-03-04T18:38:59.952797489</dc:date>
    <meta:editing-duration>PT1H47M43S</meta:editing-duration>
    <meta:editing-cycles>32</meta:editing-cycles>
    <meta:generator>LibreOffice/7.1.0.3$Linux_X86_64 LibreOffice_project/10$Build-3</meta:generator>
    <meta:document-statistic meta:table-count="0" meta:image-count="0" meta:object-count="0" meta:page-count="4" meta:paragraph-count="38" meta:word-count="1324" meta:character-count="7570" meta:non-whitespace-character-count="6283"/>
  </office:meta>
</office:document-meta>
</file>